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Palatino LT Std" svg:font-family="'Palatino LT Std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Palatino LT Std" officeooo:rsid="0004130d" officeooo:paragraph-rsid="0004130d"/>
    </style:style>
    <style:style style:name="P2" style:family="paragraph" style:parent-style-name="Standard">
      <style:text-properties style:font-name="Palatino LT Std" officeooo:rsid="0004130d" officeooo:paragraph-rsid="0006077a"/>
    </style:style>
    <style:style style:name="P3" style:family="paragraph" style:parent-style-name="Standard">
      <style:text-properties style:font-name="Palatino LT Std" officeooo:rsid="0006077a" officeooo:paragraph-rsid="0006077a"/>
    </style:style>
    <style:style style:name="P4" style:family="paragraph" style:parent-style-name="Standard">
      <style:text-properties style:font-name="Palatino LT Std" officeooo:rsid="0004130d" officeooo:paragraph-rsid="000774a9"/>
    </style:style>
    <style:style style:name="P5" style:family="paragraph" style:parent-style-name="Standard">
      <style:text-properties officeooo:paragraph-rsid="000774a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077a"/>
    </style:style>
    <style:style style:name="T3" style:family="text">
      <style:text-properties officeooo:rsid="000774a9"/>
    </style:style>
    <style:style style:name="T4" style:family="text">
      <style:text-properties style:font-name="Palatino LT Std" officeooo:rsid="000774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,</text:p>
      <text:p text:style-name="P1"/>
      <text:p text:style-name="P4">With this letter we would like to submit the enclosed manuscript <text:span text:style-name="T1">Inferring the total activity of a large neuronal population from a small sample</text:span> <text:span text:style-name="T2">for publication as a regular article in Neural Computation.</text:span></text:p>
      <text:p text:style-name="P4"/>
      <text:p text:style-name="P5"><text:span text:style-name="T4">The manuscript has not been published and is not under consideration for publication elsewhere. Some partial results appeared as a bioRxiv pre-print (https://www.biorxiv.org/content/early/2018/05/23/329193).</text:span></text:p>
      <text:p text:style-name="P5"><text:span text:style-name="T4"/></text:p>
      <text:p text:style-name="P5"><text:span text:style-name="T4">All authors have been involved with the work, have approved the manuscript, and agree to its submission.</text:span></text:p>
      <text:p text:style-name="P2"/>
      <text:p text:style-name="P3">Cordially,</text:p>
      <text:p text:style-name="P3">PGL Porta Mana, on behalf of the autho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Palatino LT Std" svg:font-family="'Palatino LT Std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MS 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MS 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ierGianLuca Porta Mana</meta:initial-creator>
    <meta:creation-date>2020-02-03T11:14:31.651000000</meta:creation-date>
    <dc:date>2020-02-03T20:27:45.452000000</dc:date>
    <dc:creator>PierGianLuca Porta Mana</dc:creator>
    <meta:editing-duration>PT11M45S</meta:editing-duration>
    <meta:editing-cycles>2</meta:editing-cycles>
    <meta:generator>LibreOffice/6.3.1.2$Windows_x86 LibreOffice_project/b79626edf0065ac373bd1df5c28bd630b4424273</meta:generator>
    <meta:document-statistic meta:table-count="0" meta:image-count="0" meta:object-count="0" meta:page-count="1" meta:paragraph-count="6" meta:word-count="84" meta:character-count="578" meta:non-whitespace-character-count="500"/>
  </office:meta>
</office:document-meta>
</file>